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7899" officeooo:paragraph-rsid="001a7899" style:font-weight-asian="bold" style:font-weight-complex="bold"/>
    </style:style>
    <style:style style:name="P2" style:family="paragraph" style:parent-style-name="Standard">
      <style:text-properties fo:font-weight="bold" officeooo:rsid="001d33e7" officeooo:paragraph-rsid="001d33e7" style:font-weight-asian="bold" style:font-weight-complex="bold"/>
    </style:style>
    <style:style style:name="P3" style:family="paragraph" style:parent-style-name="Standard">
      <style:text-properties fo:font-weight="normal" officeooo:rsid="001a7899" officeooo:paragraph-rsid="001a7899" style:font-weight-asian="normal" style:font-weight-complex="normal"/>
    </style:style>
    <style:style style:name="P4" style:family="paragraph" style:parent-style-name="Standard">
      <style:text-properties fo:font-weight="normal" officeooo:rsid="001b1c8d" officeooo:paragraph-rsid="001b1c8d" style:font-weight-asian="normal" style:font-weight-complex="normal"/>
    </style:style>
    <style:style style:name="P5" style:family="paragraph" style:parent-style-name="Standard">
      <style:text-properties fo:font-weight="normal" officeooo:rsid="001ceab5" officeooo:paragraph-rsid="001ceab5" style:font-weight-asian="normal" style:font-weight-complex="normal"/>
    </style:style>
    <style:style style:name="P6" style:family="paragraph" style:parent-style-name="Standard">
      <style:text-properties fo:font-weight="normal" officeooo:rsid="001d33e7" officeooo:paragraph-rsid="001d33e7" style:font-weight-asian="normal" style:font-weight-complex="normal"/>
    </style:style>
    <style:style style:name="P7" style:family="paragraph" style:parent-style-name="Standard">
      <style:text-properties fo:font-weight="normal" officeooo:rsid="001d4202" officeooo:paragraph-rsid="001d4202" style:font-weight-asian="normal" style:font-weight-complex="normal"/>
    </style:style>
    <style:style style:name="P8" style:family="paragraph" style:parent-style-name="Standard">
      <style:text-properties fo:font-weight="normal" officeooo:rsid="001efa75" officeooo:paragraph-rsid="001efa75" style:font-weight-asian="normal" style:font-weight-complex="normal"/>
    </style:style>
    <style:style style:name="P9" style:family="paragraph" style:parent-style-name="Standard">
      <style:text-properties fo:font-weight="normal" officeooo:rsid="001f8003" officeooo:paragraph-rsid="001f8003" style:font-weight-asian="normal" style:font-weight-complex="normal"/>
    </style:style>
    <style:style style:name="P10" style:family="paragraph" style:parent-style-name="Standard">
      <style:text-properties fo:font-weight="normal" officeooo:rsid="0020bba1" officeooo:paragraph-rsid="0020bba1" style:font-weight-asian="normal" style:font-weight-complex="normal"/>
    </style:style>
    <style:style style:name="P11" style:family="paragraph" style:parent-style-name="Standard">
      <style:text-properties fo:font-weight="normal" officeooo:rsid="00226732" officeooo:paragraph-rsid="00226732" style:font-weight-asian="normal" style:font-weight-complex="normal"/>
    </style:style>
    <style:style style:name="P12" style:family="paragraph" style:parent-style-name="Standard">
      <style:text-properties fo:font-weight="normal" officeooo:rsid="002adbe4" officeooo:paragraph-rsid="002adbe4" style:font-weight-asian="normal" style:font-weight-complex="normal"/>
    </style:style>
    <style:style style:name="P13" style:family="paragraph" style:parent-style-name="Standard">
      <style:text-properties fo:font-weight="normal" officeooo:rsid="002e9c37" officeooo:paragraph-rsid="002e9c37" style:font-weight-asian="normal" style:font-weight-complex="normal"/>
    </style:style>
    <style:style style:name="P14" style:family="paragraph" style:parent-style-name="Standard">
      <style:text-properties fo:font-size="16pt" fo:font-weight="bold" officeooo:rsid="001292ed" officeooo:paragraph-rsid="001292ed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31741" officeooo:paragraph-rsid="001292ed"/>
    </style:style>
    <style:style style:name="P16" style:family="paragraph" style:parent-style-name="Standard">
      <style:text-properties fo:font-weight="normal" officeooo:rsid="003538ea" officeooo:paragraph-rsid="003538ea" style:font-weight-asian="normal" style:font-weight-complex="normal"/>
    </style:style>
    <style:style style:name="T1" style:family="text">
      <style:text-properties officeooo:rsid="00226732"/>
    </style:style>
    <style:style style:name="T2" style:family="text">
      <style:text-properties officeooo:rsid="00244c8a"/>
    </style:style>
    <style:style style:name="T3" style:family="text">
      <style:text-properties officeooo:rsid="003538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igital Marketing Site</text:p>
      <text:p text:style-name="P15"/>
      <text:p text:style-name="P1">TODOs</text:p>
      <text:p text:style-name="P3">Copyright infringement of images</text:p>
      <text:p text:style-name="P3">a<text:span text:style-name="T2">d</text:span>d animations</text:p>
      <text:p text:style-name="P16">make responsive for mobile</text:p>
      <text:p text:style-name="P4">make contact form functional</text:p>
      <text:p text:style-name="P12">make social icons functional</text:p>
      <text:p text:style-name="P13">check for code injection</text:p>
      <text:p text:style-name="P5"/>
      <text:p text:style-name="P5"/>
      <text:p text:style-name="P2">Icon credits</text:p>
      <text:p text:style-name="P6">SEO - &lt;div&gt;Icons made by &lt;a href="https://www.flaticon.com/authors/freepik" title="Freepik"&gt;Freepik&lt;/a&gt; from &lt;a href="https://www.flaticon.com/" title="Flaticon"&gt;<text:a xlink:type="simple" xlink:href="http://www.flaticon.com/" text:style-name="Internet_20_link" text:visited-style-name="Visited_20_Internet_20_Link">www.flaticon.com</text:a>&lt;/a&gt;&lt;/div&gt;</text:p>
      <text:p text:style-name="P7">SEM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8">Social marketing - Icons made by &lt;a href="https://www.flaticon.com/authors/pixel-perfect" title="Pixel perfect"&gt;Pixel perfect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9">email marketing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0"><text:span text:style-name="T1">LInkedin</text:span> - Icons made by &lt;a href="https://www.flaticon.com/authors/freepik" title="Freepik"&gt;Freepik&lt;/a&gt; from &lt;a href="https://www.flaticon.com/" title="Flaticon"&gt; <text:a xlink:type="simple" xlink:href="http://www.flaticon.com/" text:style-name="Internet_20_link" text:visited-style-name="Visited_20_Internet_20_Link">www.flaticon.com</text:a>&lt;/a&gt;</text:p>
      <text:p text:style-name="P11">facebook - Icons made by &lt;a href="https://www.flaticon.com/authors/freepik" title="Freepik"&gt;Freepik&lt;/a&gt; from &lt;a href="https://www.flaticon.com/" title="Flaticon"&gt; www.flaticon.com&lt;/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1:44:54.621129239</meta:creation-date>
    <dc:date>2020-07-12T01:24:44.723125079</dc:date>
    <meta:editing-duration>P1DT6H18M56S</meta:editing-duration>
    <meta:editing-cycles>34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5" meta:word-count="109" meta:character-count="1322" meta:non-whitespace-character-count="1228"/>
  </office:meta>
</office:document-meta>
</file>